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69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stellen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2" calcext:value-type="float">
            <text:p>10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6" calcext:value-type="float">
            <text:p>4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1" calcext:value-type="float">
            <text:p>21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.00.0000</text:date>, <text:time style:data-style-name="N2" text:time-value="02:55:43.4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34</meta:editing-cycles>
    <meta:editing-duration>PT2H23M46S</meta:editing-duration>
    <dc:date>2021-04-30T02:56:08.755000000</dc:date>
    <meta:document-statistic meta:table-count="1" meta:cell-count="699" meta:object-count="0"/>
  </office:meta>
</office:document-meta>
</file>